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language="en" fo:country="US" fo:font-weight="bold" officeooo:rsid="000ac582" officeooo:paragraph-rsid="000ac582" style:font-weight-asian="bold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fo:font-weight="bold" officeooo:rsid="000d5169" officeooo:paragraph-rsid="000dfc1f" style:font-weight-asian="bold" style:font-weight-complex="bold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/>
    </style:style>
    <style:style style:name="P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0d5169" officeooo:paragraph-rsid="000d5169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0dfc1f" officeooo:paragraph-rsid="000dfc1f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0e867a" officeooo:paragraph-rsid="000e867a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0e867a" officeooo:paragraph-rsid="000e867a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fo:font-weight="bold" officeooo:rsid="000f0b6d" officeooo:paragraph-rsid="000f0b6d" style:font-weight-asian="bold" style:font-weight-complex="bold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fo:font-weight="bold" officeooo:rsid="00109df0" officeooo:paragraph-rsid="00109df0" style:font-weight-asian="bold" style:font-weight-complex="bold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fo:font-weight="bold" officeooo:rsid="0014580a" officeooo:paragraph-rsid="0014580a" style:font-weight-asian="bold" style:font-weight-complex="bold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0f0b6d" officeooo:paragraph-rsid="000f0b6d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109df0" officeooo:paragraph-rsid="00109df0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paragraph-rsid="0010d6a5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14ce2f" officeooo:paragraph-rsid="0014ce2f"/>
    </style:style>
    <style:style style:name="P1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1bbdb6" officeooo:paragraph-rsid="001bbdb6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language="en" fo:country="US" officeooo:rsid="001e06f8" officeooo:paragraph-rsid="001e06f8"/>
    </style:style>
    <style:style style:name="T1" style:family="text">
      <style:text-properties officeooo:rsid="000cbb93"/>
    </style:style>
    <style:style style:name="T2" style:family="text">
      <style:text-properties officeooo:rsid="0010d6a5"/>
    </style:style>
    <style:style style:name="T3" style:family="text">
      <style:text-properties officeooo:rsid="00128881"/>
    </style:style>
    <style:style style:name="T4" style:family="text">
      <style:text-properties officeooo:rsid="0016474b"/>
    </style:style>
    <style:style style:name="T5" style:family="text">
      <style:text-properties officeooo:rsid="00174057"/>
    </style:style>
    <style:style style:name="T6" style:family="text">
      <style:text-properties officeooo:rsid="00192cfd"/>
    </style:style>
    <style:style style:name="T7" style:family="text">
      <style:text-properties officeooo:rsid="001aed3e"/>
    </style:style>
    <style:style style:name="T8" style:family="text">
      <style:text-properties officeooo:rsid="001c5d42"/>
    </style:style>
    <style:style style:name="T9" style:family="text">
      <style:text-properties officeooo:rsid="001f00f2"/>
    </style:style>
    <style:style style:name="T10" style:family="text">
      <style:text-properties officeooo:rsid="00240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Basics</text:p>
      <text:p text:style-name="P3"/>
      <text:p text:style-name="P3">Client, Server<text:tab/><text:tab/><text:span text:style-name="T5">the client is the users’ browser</text:span></text:p>
      <text:p text:style-name="P3">Request, Response</text:p>
      <text:p text:style-name="P3"><text:tab/>headers<text:tab/><text:span text:style-name="T1">contains content-type, status(200, or 404, etc), cookies, time, etc.</text:span></text:p>
      <text:p text:style-name="P3"><text:tab/>body<text:tab/><text:tab/><text:span text:style-name="T6">the content(code)</text:span></text:p>
      <text:p text:style-name="P3">Routing</text:p>
      <text:p text:style-name="P3"><text:tab/>endpoint<text:tab/><text:span text:style-name="T7">an entry point for the user to start interaction via a function</text:span></text:p>
      <text:p text:style-name="P3"><text:tab/>query parameters (?, &amp;, =) ?<text:span text:style-name="T8">name1=value1&amp;name2=value2</text:span></text:p>
      <text:p text:style-name="P3">static <text:span text:style-name="T10">files<text:tab/>.js, images, .html files, they are not sent to the server</text:span></text:p>
      <text:p text:style-name="P3"/>
      <text:p text:style-name="P17">params<text:tab/><text:tab/><text:span text:style-name="T9">much like queries, used for filtering, more exact</text:span></text:p>
      <text:p text:style-name="P3"/>
      <text:p text:style-name="P2">package.json</text:p>
      <text:p text:style-name="P5">to keep track of the dependencies (which npm package is required to run the application</text:p>
      <text:p text:style-name="P4">create:<text:tab/> ‘$ npm init’</text:p>
      <text:p text:style-name="P6">when installing a dependency, put ‘$ --save’ after it, so it gets listed</text:p>
      <text:p text:style-name="P6">if package.json is passed to an other developer, they only need to type ‘$npm install’ to install it</text:p>
      <text:p text:style-name="P6"/>
      <text:p text:style-name="P8">express</text:p>
      <text:p text:style-name="P16">it’s a web framewrok</text:p>
      <text:p text:style-name="P11">routing system<text:tab/>.</text:p>
      <text:p text:style-name="P11">templating<text:tab/><text:tab/>.</text:p>
      <text:p text:style-name="P11">middleware<text:tab/><text:tab/><text:span text:style-name="T3">the code that runs btwn the request and the response</text:span></text:p>
      <text:p text:style-name="P6"/>
      <text:p text:style-name="P9">HTTP methods<text:span text:style-name="T5">(requests)</text:span></text:p>
      <text:p text:style-name="P12">get<text:tab/>.</text:p>
      <text:p text:style-name="P12">post<text:tab/>.</text:p>
      <text:p text:style-name="P12">delete<text:tab/>.</text:p>
      <text:p text:style-name="P12">put<text:tab/>.</text:p>
      <text:p text:style-name="P6"/>
      <text:p text:style-name="P10">Query strings</text:p>
      <text:p text:style-name="P15">additional data added int a HTTP request in the form of name-value pairs</text:p>
      <text:p text:style-name="P6">?<text:span text:style-name="T4">name1=value1&amp;name2=value2</text:span></text:p>
      <text:p text:style-name="P6"/>
      <text:p text:style-name="P6"/>
      <text:p text:style-name="P3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0:56:43.232000000</meta:creation-date>
    <dc:date>2019-02-28T11:35:56.846000000</dc:date>
    <meta:editing-duration>PT3H10M7S</meta:editing-duration>
    <meta:editing-cycles>23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9" meta:word-count="167" meta:character-count="1010" meta:non-whitespace-character-count="863"/>
  </office:meta>
</office:document-meta>
</file>